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e60" officeooo:paragraph-rsid="00146e60"/>
    </style:style>
    <style:style style:name="P2" style:family="paragraph" style:parent-style-name="Standard">
      <style:text-properties officeooo:rsid="0014f9b2" officeooo:paragraph-rsid="0014f9b2"/>
    </style:style>
    <style:style style:name="P3" style:family="paragraph" style:parent-style-name="Standard">
      <style:paragraph-properties fo:text-align="start" style:justify-single-word="false"/>
      <style:text-properties fo:font-style="normal" officeooo:rsid="001609f8" officeooo:paragraph-rsid="001609f8" style:font-style-asian="normal" style:font-style-complex="normal"/>
    </style:style>
    <style:style style:name="P4" style:family="paragraph" style:parent-style-name="Standard">
      <style:text-properties fo:color="#c9211e" officeooo:rsid="00146e60" officeooo:paragraph-rsid="00146e60"/>
    </style:style>
    <style:style style:name="P5" style:family="paragraph" style:parent-style-name="Standard">
      <style:paragraph-properties fo:text-align="start" style:justify-single-word="false"/>
      <style:text-properties fo:color="#c9211e" officeooo:rsid="00146e60" officeooo:paragraph-rsid="00146e60"/>
    </style:style>
    <style:style style:name="P6" style:family="paragraph" style:parent-style-name="Standard">
      <style:paragraph-properties fo:text-align="start" style:justify-single-word="false"/>
      <style:text-properties fo:color="#c9211e" officeooo:rsid="0014f9b2" officeooo:paragraph-rsid="0014f9b2"/>
    </style:style>
    <style:style style:name="P7" style:family="paragraph" style:parent-style-name="Standard">
      <style:paragraph-properties fo:text-align="start" style:justify-single-word="false"/>
      <style:text-properties fo:color="#c9211e" fo:font-style="normal" officeooo:rsid="0014f9b2" officeooo:paragraph-rsid="0014f9b2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c9211e" fo:font-style="normal" officeooo:rsid="001609f8" officeooo:paragraph-rsid="001609f8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c9211e" fo:font-style="normal" officeooo:rsid="001fb019" officeooo:paragraph-rsid="001fb019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c9211e" fo:font-style="normal" officeooo:rsid="002022c2" officeooo:paragraph-rsid="002022c2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c9211e" fo:font-style="italic" officeooo:rsid="00175c68" officeooo:paragraph-rsid="00175c68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officeooo:rsid="001a7400" officeooo:paragraph-rsid="001a7400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officeooo:rsid="001a7400" officeooo:paragraph-rsid="001f642b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tyle="normal" officeooo:rsid="001f642b" officeooo:paragraph-rsid="001f642b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officeooo:rsid="00204e5f" officeooo:paragraph-rsid="00204e5f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officeooo:rsid="00204e5f" officeooo:paragraph-rsid="00207570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officeooo:rsid="00204e5f" officeooo:paragraph-rsid="0020f617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officeooo:rsid="00204e5f" officeooo:paragraph-rsid="0024b57c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officeooo:rsid="00204e5f" officeooo:paragraph-rsid="0023e5a3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officeooo:rsid="0028c104" officeooo:paragraph-rsid="0028c104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style:text-underline-style="none" officeooo:rsid="002b8371" officeooo:paragraph-rsid="002b8371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style:text-underline-style="none" officeooo:rsid="002c31df" officeooo:paragraph-rsid="002c31df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style:text-underline-style="none" officeooo:rsid="002deeee" officeooo:paragraph-rsid="002deeee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style:text-underline-style="none" officeooo:rsid="002e2bf8" officeooo:paragraph-rsid="002e2bf8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normal" style:text-underline-style="none" officeooo:rsid="002e2bf8" officeooo:paragraph-rsid="002e314a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style:text-underline-style="none" officeooo:rsid="002e2bf8" officeooo:paragraph-rsid="002fb46d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normal" style:text-underline-style="none" officeooo:rsid="002fb46d" officeooo:paragraph-rsid="00327b65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normal" style:text-underline-style="none" officeooo:rsid="0033ba5e" officeooo:paragraph-rsid="0033ba5e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style:text-underline-style="none" officeooo:rsid="0034dd36" officeooo:paragraph-rsid="0034dd36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normal" style:text-underline-style="none" officeooo:rsid="0035347f" officeooo:paragraph-rsid="0035347f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italic" officeooo:rsid="001a7400" officeooo:paragraph-rsid="001a7400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officeooo:rsid="001f642b" officeooo:paragraph-rsid="001f642b" style:font-style-asian="italic" style:font-style-complex="italic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officeooo:rsid="001d348d" officeooo:paragraph-rsid="001d348d" style:font-style-asian="italic" style:font-style-complex="italic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officeooo:rsid="001e54af" officeooo:paragraph-rsid="001e54af" style:font-style-asian="italic" style:font-style-complex="italic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officeooo:rsid="00204e5f" officeooo:paragraph-rsid="00204e5f" style:font-style-asian="italic" style:font-style-complex="italic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style:text-underline-style="none" officeooo:rsid="001f642b" officeooo:paragraph-rsid="001f642b" style:font-style-asian="italic" style:font-style-complex="italic"/>
    </style:style>
    <style:style style:name="P37" style:family="paragraph" style:parent-style-name="Standard">
      <style:paragraph-properties fo:text-align="start" style:justify-single-word="false"/>
      <style:text-properties fo:color="#000000" fo:font-style="italic" style:text-underline-style="none" officeooo:rsid="00204e5f" officeooo:paragraph-rsid="00204e5f" style:font-style-asian="italic" style:font-style-complex="italic"/>
    </style:style>
    <style:style style:name="P38" style:family="paragraph" style:parent-style-name="Standard">
      <style:paragraph-properties fo:text-align="start" style:justify-single-word="false"/>
      <style:text-properties fo:color="#000000" fo:font-style="italic" style:text-underline-style="none" officeooo:rsid="00204e5f" officeooo:paragraph-rsid="0024b57c" style:font-style-asian="italic" style:font-style-complex="italic"/>
    </style:style>
    <style:style style:name="P39" style:family="paragraph" style:parent-style-name="Standard">
      <style:paragraph-properties fo:text-align="start" style:justify-single-word="false"/>
      <style:text-properties fo:color="#000000" fo:font-style="italic" style:text-underline-style="none" officeooo:rsid="00207570" officeooo:paragraph-rsid="00207570" style:font-style-asian="italic" style:font-style-complex="italic"/>
    </style:style>
    <style:style style:name="P40" style:family="paragraph" style:parent-style-name="Standard">
      <style:paragraph-properties fo:text-align="start" style:justify-single-word="false"/>
      <style:text-properties fo:color="#000000" fo:font-style="italic" style:text-underline-style="none" officeooo:rsid="0028c104" officeooo:paragraph-rsid="00298816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color="#000000" fo:font-style="italic" style:text-underline-style="none" officeooo:rsid="0028c104" officeooo:paragraph-rsid="0028c104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color="#000000" fo:font-style="italic" style:text-underline-style="none" officeooo:rsid="00298816" officeooo:paragraph-rsid="002b8371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officeooo:paragraph-rsid="0022209d"/>
    </style:style>
    <style:style style:name="P44" style:family="paragraph" style:parent-style-name="Standard">
      <style:paragraph-properties fo:text-align="start" style:justify-single-word="false"/>
      <style:text-properties officeooo:paragraph-rsid="00288158"/>
    </style:style>
    <style:style style:name="P45" style:family="paragraph" style:parent-style-name="Standard">
      <style:text-properties officeooo:rsid="002c0745" officeooo:paragraph-rsid="002c0745"/>
    </style:style>
    <style:style style:name="P46" style:family="paragraph" style:parent-style-name="Preformatted_20_Text">
      <style:paragraph-properties fo:text-align="start" style:justify-single-word="false"/>
      <style:text-properties fo:font-style="normal" officeooo:rsid="001609f8" officeooo:paragraph-rsid="00415047" style:font-style-asian="normal" style:font-style-complex="normal"/>
    </style:style>
    <style:style style:name="P47" style:family="paragraph" style:parent-style-name="Preformatted_20_Text">
      <style:paragraph-properties fo:margin-top="0cm" fo:margin-bottom="0.499cm" loext:contextual-spacing="false"/>
    </style:style>
    <style:style style:name="P48" style:family="paragraph" style:parent-style-name="Preformatted_20_Text">
      <style:paragraph-properties fo:margin-top="0cm" fo:margin-bottom="0.499cm" loext:contextual-spacing="false"/>
      <style:text-properties style:font-name="Liberation Mono" fo:font-size="10.5pt" fo:font-style="normal" officeooo:rsid="00453d88" officeooo:paragraph-rsid="0044d2a0" style:font-size-asian="10.5pt" style:font-style-asian="normal" style:font-size-complex="10.5pt" style:font-style-complex="normal"/>
    </style:style>
    <style:style style:name="P49" style:family="paragraph" style:parent-style-name="Preformatted_20_Text">
      <style:paragraph-properties fo:margin-top="0cm" fo:margin-bottom="0.499cm" loext:contextual-spacing="false"/>
      <style:text-properties style:font-name="Liberation Mono" fo:font-size="10.5pt" fo:font-style="normal" fo:font-weight="bold" officeooo:rsid="00471506" officeooo:paragraph-rsid="00471506" style:font-size-asian="10.5pt" style:font-style-asian="normal" style:font-weight-asian="bold" style:font-size-complex="10.5pt" style:font-style-complex="normal" style:font-weight-complex="bold"/>
    </style:style>
    <style:style style:name="P50" style:family="paragraph" style:parent-style-name="Preformatted_20_Text">
      <style:paragraph-properties fo:margin-top="0cm" fo:margin-bottom="0.499cm" loext:contextual-spacing="false"/>
      <style:text-properties style:font-name="Liberation Mono" fo:font-size="10.5pt" fo:font-style="normal" fo:font-weight="bold" officeooo:rsid="004ce9f1" officeooo:paragraph-rsid="004ce9f1" style:font-size-asian="10.5pt" style:font-style-asian="normal" style:font-weight-asian="bold" style:font-size-complex="10.5pt" style:font-style-complex="normal" style:font-weight-complex="bold"/>
    </style:style>
    <style:style style:name="P51" style:family="paragraph" style:parent-style-name="Preformatted_20_Text">
      <style:paragraph-properties fo:margin-top="0cm" fo:margin-bottom="0.499cm" loext:contextual-spacing="false"/>
      <style:text-properties style:font-name="Liberation Mono" fo:font-size="10.5pt" fo:font-style="normal" fo:font-weight="bold" officeooo:rsid="004d5b9f" officeooo:paragraph-rsid="004d5b9f" style:font-size-asian="10.5pt" style:font-style-asian="normal" style:font-weight-asian="bold" style:font-size-complex="10.5pt" style:font-style-complex="normal" style:font-weight-complex="bold"/>
    </style:style>
    <style:style style:name="P52" style:family="paragraph" style:parent-style-name="Preformatted_20_Text">
      <style:paragraph-properties fo:margin-top="0cm" fo:margin-bottom="0.499cm" loext:contextual-spacing="false"/>
      <style:text-properties style:font-name="Liberation Mono" fo:font-size="10.5pt" fo:font-style="normal" fo:font-weight="normal" officeooo:rsid="00471506" officeooo:paragraph-rsid="00471506" style:font-size-asian="10.5pt" style:font-style-asian="normal" style:font-weight-asian="normal" style:font-size-complex="10.5pt" style:font-style-complex="normal" style:font-weight-complex="normal"/>
    </style:style>
    <style:style style:name="P53" style:family="paragraph" style:parent-style-name="Preformatted_20_Text">
      <style:paragraph-properties fo:margin-top="0cm" fo:margin-bottom="0.499cm" loext:contextual-spacing="false"/>
      <style:text-properties style:font-name="Liberation Mono" fo:font-size="10.5pt" fo:font-style="normal" fo:font-weight="normal" officeooo:rsid="00471506" officeooo:paragraph-rsid="00497390" style:font-size-asian="10.5pt" style:font-style-asian="normal" style:font-weight-asian="normal" style:font-size-complex="10.5pt" style:font-style-complex="normal" style:font-weight-complex="normal"/>
    </style:style>
    <style:style style:name="P54" style:family="paragraph" style:parent-style-name="Preformatted_20_Text">
      <style:paragraph-properties fo:margin-top="0cm" fo:margin-bottom="0.499cm" loext:contextual-spacing="false"/>
      <style:text-properties style:font-name="Liberation Mono" fo:font-size="10.5pt" fo:font-style="normal" fo:font-weight="normal" officeooo:rsid="004ce9f1" officeooo:paragraph-rsid="004ce9f1" style:font-size-asian="10.5pt" style:font-style-asian="normal" style:font-weight-asian="normal" style:font-size-complex="10.5pt" style:font-style-complex="normal" style:font-weight-complex="normal"/>
    </style:style>
    <style:style style:name="P55" style:family="paragraph" style:parent-style-name="Preformatted_20_Text">
      <style:paragraph-properties fo:margin-top="0cm" fo:margin-bottom="0.499cm" loext:contextual-spacing="false"/>
      <style:text-properties style:font-name="Liberation Mono" fo:font-size="10.5pt" fo:font-style="normal" fo:font-weight="normal" officeooo:rsid="004d5688" officeooo:paragraph-rsid="004d5688" style:font-size-asian="10.5pt" style:font-style-asian="normal" style:font-weight-asian="normal" style:font-size-complex="10.5pt" style:font-style-complex="normal" style:font-weight-complex="normal"/>
    </style:style>
    <style:style style:name="P56" style:family="paragraph" style:parent-style-name="Preformatted_20_Text">
      <style:paragraph-properties fo:margin-top="0cm" fo:margin-bottom="0.499cm" loext:contextual-spacing="false"/>
      <style:text-properties style:font-name="Liberation Mono" fo:font-size="10.5pt" fo:font-style="normal" fo:font-weight="normal" officeooo:rsid="004d5b9f" officeooo:paragraph-rsid="004d5b9f" style:font-size-asian="10.5pt" style:font-style-asian="normal" style:font-weight-asian="normal" style:font-size-complex="10.5pt" style:font-style-complex="normal" style:font-weight-complex="normal"/>
    </style:style>
    <style:style style:name="P57" style:family="paragraph" style:parent-style-name="Preformatted_20_Text">
      <style:paragraph-properties fo:margin-top="0cm" fo:margin-bottom="0.499cm" loext:contextual-spacing="false"/>
      <style:text-properties officeooo:paragraph-rsid="0044d2a0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style:text-underline-style="none" officeooo:rsid="002fb46d" officeooo:paragraph-rsid="002fb46d" style:font-style-asian="normal" style:font-style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style:text-underline-style="none" officeooo:rsid="0034dd36" officeooo:paragraph-rsid="0034dd36" style:font-style-asian="normal" style:font-style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style:text-underline-style="none" officeooo:rsid="0033ba5e" officeooo:paragraph-rsid="00379c89" style:font-style-asian="normal" style:font-style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33ba5e" officeooo:paragraph-rsid="00379c89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fb46d" officeooo:paragraph-rsid="002fb46d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e2bf8" officeooo:paragraph-rsid="002e2bf8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deeee" officeooo:paragraph-rsid="002deeee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c31df" officeooo:paragraph-rsid="002c31df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b8371" officeooo:paragraph-rsid="002b8371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28c104" officeooo:paragraph-rsid="0028c104" style:font-style-asian="italic" style:font-weight-asian="bold" style:font-style-complex="italic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tyle="normal" officeooo:rsid="001609f8" officeooo:paragraph-rsid="00415047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75c68" style:font-style-asian="italic" style:font-style-complex="italic"/>
    </style:style>
    <style:style style:name="T3" style:family="text">
      <style:text-properties fo:font-style="italic" officeooo:rsid="001f642b" style:font-style-asian="italic" style:font-style-complex="italic"/>
    </style:style>
    <style:style style:name="T4" style:family="text">
      <style:text-properties fo:font-style="italic" officeooo:rsid="00207570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text-underline-style="none" officeooo:rsid="001fb019" style:font-style-asian="italic" style:font-style-complex="italic"/>
    </style:style>
    <style:style style:name="T8" style:family="text">
      <style:text-properties fo:font-style="italic" style:text-underline-style="none" officeooo:rsid="00207570" style:font-style-asian="italic" style:font-style-complex="italic"/>
    </style:style>
    <style:style style:name="T9" style:family="text">
      <style:text-properties fo:font-style="italic" style:text-underline-style="none" officeooo:rsid="0020d931" style:font-style-asian="italic" style:font-style-complex="italic"/>
    </style:style>
    <style:style style:name="T10" style:family="text">
      <style:text-properties fo:font-style="italic" style:text-underline-style="none" officeooo:rsid="0020f617" style:font-style-asian="italic" style:font-style-complex="italic"/>
    </style:style>
    <style:style style:name="T11" style:family="text">
      <style:text-properties fo:font-style="italic" style:text-underline-style="none" officeooo:rsid="0023e5a3" style:font-style-asian="italic" style:font-style-complex="italic"/>
    </style:style>
    <style:style style:name="T12" style:family="text">
      <style:text-properties fo:font-style="italic" style:text-underline-style="none" officeooo:rsid="0024b57c" style:font-style-asian="italic" style:font-style-complex="italic"/>
    </style:style>
    <style:style style:name="T13" style:family="text">
      <style:text-properties fo:font-style="italic" style:text-underline-style="none" officeooo:rsid="0025fdba" style:font-style-asian="italic" style:font-style-complex="italic"/>
    </style:style>
    <style:style style:name="T14" style:family="text">
      <style:text-properties fo:font-style="italic" style:text-underline-style="none" officeooo:rsid="002658bf" style:font-style-asian="italic" style:font-style-complex="italic"/>
    </style:style>
    <style:style style:name="T15" style:family="text">
      <style:text-properties fo:font-style="italic" style:text-underline-style="none" officeooo:rsid="0026aa8a" style:font-style-asian="italic" style:font-style-complex="italic"/>
    </style:style>
    <style:style style:name="T16" style:family="text">
      <style:text-properties fo:font-style="italic" style:text-underline-style="none" officeooo:rsid="00298816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000000" fo:font-style="italic" style:text-underline-style="none" officeooo:rsid="00207570" style:font-style-asian="italic" style:font-style-complex="italic"/>
    </style:style>
    <style:style style:name="T19" style:family="text">
      <style:text-properties fo:color="#000000" fo:font-style="italic" style:text-underline-style="none" officeooo:rsid="0022209d" style:font-style-asian="italic" style:font-style-complex="italic"/>
    </style:style>
    <style:style style:name="T20" style:family="text">
      <style:text-properties fo:color="#000000" fo:font-style="italic" style:text-underline-style="none" officeooo:rsid="00204e5f" style:font-style-asian="italic" style:font-style-complex="italic"/>
    </style:style>
    <style:style style:name="T21" style:family="text">
      <style:text-properties fo:color="#000000" fo:font-style="italic" style:text-underline-style="none" officeooo:rsid="0024b57c" style:font-style-asian="italic" style:font-style-complex="italic"/>
    </style:style>
    <style:style style:name="T22" style:family="text">
      <style:text-properties fo:color="#000000" fo:font-style="italic" style:text-underline-style="none" officeooo:rsid="001a7400" style:font-style-asian="italic" style:font-style-complex="italic"/>
    </style:style>
    <style:style style:name="T23" style:family="text">
      <style:text-properties officeooo:rsid="0028c104"/>
    </style:style>
    <style:style style:name="T24" style:family="text">
      <style:text-properties officeooo:rsid="00298816"/>
    </style:style>
    <style:style style:name="T25" style:family="text">
      <style:text-properties officeooo:rsid="00327b65"/>
    </style:style>
    <style:style style:name="T26" style:family="text">
      <style:text-properties officeooo:rsid="0035347f"/>
    </style:style>
    <style:style style:name="T27" style:family="text">
      <style:text-properties officeooo:rsid="0035e95a"/>
    </style:style>
    <style:style style:name="T28" style:family="text">
      <style:text-properties officeooo:rsid="00379c89"/>
    </style:style>
    <style:style style:name="T29" style:family="text">
      <style:text-properties officeooo:rsid="003b8946"/>
    </style:style>
    <style:style style:name="T30" style:family="text">
      <style:text-properties officeooo:rsid="00415047"/>
    </style:style>
    <style:style style:name="T31" style:family="text">
      <style:text-properties style:font-name="Liberation Sans" fo:font-size="12pt" style:font-size-asian="12pt" style:font-size-complex="12pt"/>
    </style:style>
    <style:style style:name="T32" style:family="text">
      <style:text-properties style:font-name="Liberation Sans" fo:font-size="12pt" officeooo:rsid="0042d760" style:font-size-asian="12pt" style:font-size-complex="12pt"/>
    </style:style>
    <style:style style:name="T33" style:family="text">
      <style:text-properties style:font-name="Liberation Sans" fo:font-size="12pt" fo:font-weight="bold" officeooo:rsid="0044d2a0" style:font-size-asian="12pt" style:font-weight-asian="bold" style:font-size-complex="12pt" style:font-weight-complex="bold"/>
    </style:style>
    <style:style style:name="T34" style:family="text">
      <style:text-properties style:font-name="Liberation Sans" fo:font-size="12pt" fo:font-weight="bold" officeooo:rsid="00453d88" style:font-size-asian="12pt" style:font-weight-asian="bold" style:font-size-complex="12pt" style:font-weight-complex="bold"/>
    </style:style>
    <style:style style:name="T35" style:family="text">
      <style:text-properties style:font-name="Liberation Sans" fo:font-size="12pt" fo:font-weight="normal" officeooo:rsid="0044d2a0" style:font-size-asian="12pt" style:font-weight-asian="normal" style:font-size-complex="12pt" style:font-weight-complex="normal"/>
    </style:style>
    <style:style style:name="T36" style:family="text">
      <style:text-properties officeooo:rsid="004973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SQL</text:p>
      <text:p text:style-name="P1"/>
      <text:p text:style-name="P45">NUNCA USAR IGNORE ALL</text:p>
      <text:p text:style-name="P1"/>
      <text:p text:style-name="P2">Una base de datos es algo que me permite almacenar datos y a la vez relacionarla con otros datos</text:p>
      <text:p text:style-name="P2"/>
      <text:p text:style-name="P4"><text:span text:style-name="T1">show databases;</text:span> <text:span text:style-name="T1">muestra las bases de datos que existen</text:span></text:p>
      <text:p text:style-name="P5"><text:span text:style-name="T17">show tables; </text:span><text:span text:style-name="T1">muestra las tablas que se encuentran dentro de la base de datos</text:span></text:p>
      <text:p text:style-name="P5"><text:span text:style-name="T17">use “name”;</text:span><text:span text:style-name="T1"> utiliza la database que se le indica </text:span></text:p>
      <text:p text:style-name="P6"><text:span text:style-name="T17">select database();</text:span><text:span text:style-name="T1"> muestra la base de datos en la que estamos</text:span></text:p>
      <text:p text:style-name="P7"/>
      <text:p text:style-name="P3">Existen dos tipos de bases de datos INNAM (lenta pero muy robusta - catálogo) y MYISAM (rápida – operaciones)</text:p>
      <text:p text:style-name="P3">Las tablas que crecen rápido como el alquiler de los libros es mejor tenerlas en MYISAM pero si es por ejemplo agregar un usuario hay que tenerla en INNAM</text:p>
      <text:p text:style-name="P3"/>
      <text:p text:style-name="P8">CREATE database platzi_operation; <text:span text:style-name="T2">Sirve para crear una tabla</text:span></text:p>
      <text:p text:style-name="P11">CREATE DATABASE IF NOT EXISTS platzi_operations; Crea una tabla si no existe otra con el mismo nombre</text:p>
      <text:p text:style-name="P11"/>
      <text:p text:style-name="P11">SHOW warnings; Muestra los errores</text:p>
      <text:p text:style-name="P11">DROP DATABASE “name”; Borra la base de datos</text:p>
      <text:p text:style-name="P9"><text:span text:style-name="T1">desc </text:span><text:span text:style-name="T5">nombre_tabla;</text:span><text:span text:style-name="T6"> Muestra las columnas y como se configuraron</text:span></text:p>
      <text:p text:style-name="P10"><text:span text:style-name="T6">show full columns from </text:span><text:span text:style-name="T5">nombre tabla;</text:span><text:span text:style-name="T6"> muestra comentarios y describe la tabla</text:span></text:p>
      <text:p text:style-name="P11"/>
      <text:p text:style-name="P11"/>
      <text:p text:style-name="P31">EJEMPLO</text:p>
      <text:p text:style-name="P31"/>
      <text:p text:style-name="P31">CREATE TABLE `books` (</text:p>
      <text:p text:style-name="P12"><text:span text:style-name="T1"><text:s text:c="4"/>`book_id` </text:span><text:span text:style-name="T3">INT</text:span><text:span text:style-name="T1">(10) </text:span><text:span text:style-name="T3">UNSIGNED</text:span><text:span text:style-name="T1"> NOT NULL AUTO_INCREMENT,</text:span></text:p>
      <text:p text:style-name="P13"><text:span text:style-name="T1"><text:s text:c="4"/>`author_id` </text:span><text:span text:style-name="T3">INT</text:span><text:span text:style-name="T1">(10) </text:span><text:span text:style-name="T3">UNSIGNED</text:span><text:span text:style-name="T1"> DEFAULT NULL,</text:span></text:p>
      <text:p text:style-name="P13"><text:span text:style-name="T1"><text:s text:c="4"/>`title` </text:span><text:span text:style-name="T3">VARCHAR</text:span><text:span text:style-name="T1">(100) NOT NULL,</text:span></text:p>
      <text:p text:style-name="P12"><text:span text:style-name="T1"><text:s text:c="4"/>`year` </text:span><text:span text:style-name="T3">INT</text:span><text:span text:style-name="T1">(11) NOT NULL DEFAULT '1900',</text:span></text:p>
      <text:p text:style-name="P13"><text:span text:style-name="T1"><text:s text:c="4"/>`language` </text:span><text:span text:style-name="T3">VARCHAR</text:span><text:span text:style-name="T1">(2) NOT NULL COMMENT 'ISO 639-1 Language code (2 chars)',</text:span></text:p>
      <text:p text:style-name="P13"><text:span text:style-name="T1"><text:s text:c="4"/>`cover_url` </text:span><text:span text:style-name="T3">VARCHAR</text:span><text:span text:style-name="T1">(500) DEFAULT NULL,</text:span></text:p>
      <text:p text:style-name="P12"><text:span text:style-name="T1"><text:s text:c="4"/>`price` </text:span><text:span text:style-name="T3">DOUBLE</text:span><text:span text:style-name="T1">(6,2) DEFAULT NULL,</text:span></text:p>
      <text:p text:style-name="P12"><text:span text:style-name="T1"><text:s text:c="4"/>`sellable` </text:span><text:span text:style-name="T3">TINYINT</text:span><text:span text:style-name="T1">(1) NOT NULL DEFAULT '0',</text:span></text:p>
      <text:p text:style-name="P12"><text:span text:style-name="T1"><text:s text:c="4"/>`copies` </text:span><text:span text:style-name="T3">INT</text:span><text:span text:style-name="T1">(11) NOT NULL DEFAULT '1',</text:span></text:p>
      <text:p text:style-name="P12"><text:span text:style-name="T1"><text:s text:c="4"/>`description` </text:span><text:span text:style-name="T3">TEXT</text:span><text:span text:style-name="T1">,</text:span></text:p>
      <text:p text:style-name="P31"><text:s text:c="5"/>PRIMARY KEY (`book_id`),</text:p>
      <text:p text:style-name="P31"><text:s text:c="5"/>UNIQUE KEY `book_language` (`title`,`language`)</text:p>
      <text:p text:style-name="P31"><text:s text:c="5"/>) ENGINE=InnoDB AUTO_INCREMENT=199 DEFAULT CHARSET=utf8;</text:p>
      <text:p text:style-name="P32"/>
      <text:p text:style-name="P32">CREATE TABLE IF NOT EXISTS authors(</text:p>
      <text:p text:style-name="P14"><text:span text:style-name="T1"><text:tab/>autor_</text:span><text:span text:style-name="T6">id INTEGER UNSI</text:span><text:span text:style-name="T7">G</text:span><text:span text:style-name="T6">NED PRIMARY KEY AUTO_INCREMENT,</text:span></text:p>
      <text:p text:style-name="P36"><text:tab/>name VARCHAR(100) NOT NULL,</text:p>
      <text:p text:style-name="P36"><text:tab/>nationality VARCHAR(3)</text:p>
      <text:p text:style-name="P36">);</text:p>
      <text:p text:style-name="P36"/>
      <text:p text:style-name="P36"><text:soft-page-break/></text:p>
      <text:p text:style-name="P36"/>
      <text:p text:style-name="P37">CREATE TABLE clients(</text:p>
      <text:p text:style-name="P37"><text:tab/>client_id INTEGER UNSIGNED PRIMARY KEY AUTO_INCREMENT,</text:p>
      <text:p text:style-name="P37"><text:tab/>name VARCHAR(50) NOT NULL,</text:p>
      <text:p text:style-name="P37"><text:tab/>email VARCHAR(100) NOT NULL UNIQUE,</text:p>
      <text:p text:style-name="P37"><text:tab/>birthdate DATETIME,</text:p>
      <text:p text:style-name="P43"><text:span text:style-name="T18"><text:tab/>gender ENUM(</text:span><text:span text:style-name="Source_20_Text"><text:span text:style-name="T8">'</text:span></text:span><text:span text:style-name="T18">M</text:span><text:span text:style-name="Source_20_Text"><text:span text:style-name="T18">'</text:span></text:span><text:span text:style-name="T19">,</text:span><text:span text:style-name="Source_20_Text"><text:span text:style-name="T18">'</text:span></text:span><text:span text:style-name="T18">F</text:span><text:span text:style-name="Source_20_Text"><text:span text:style-name="T18">'</text:span></text:span><text:span text:style-name="T18">,</text:span><text:span text:style-name="Source_20_Text"><text:span text:style-name="T18">'</text:span></text:span><text:span text:style-name="T18">ND</text:span><text:span text:style-name="Source_20_Text"><text:span text:style-name="T18">'</text:span></text:span><text:span text:style-name="T18">) NOT NULL,</text:span></text:p>
      <text:p text:style-name="P39"><text:tab/>active TINYINT(1) NOT NULL DEFAULT 1,</text:p>
      <text:p text:style-name="P16"><text:span text:style-name="T8"><text:tab/></text:span><text:span text:style-name="T6">created_at TIMESTAMP </text:span><text:span text:style-name="T9">NOT NULL DEFAULT CURRENT_TIMESTAMP,</text:span></text:p>
      <text:p text:style-name="P17"><text:span text:style-name="T9"><text:tab/></text:span><text:span text:style-name="T10">updated_at </text:span><text:span text:style-name="T6">TIMESTAMP </text:span><text:span text:style-name="T9">NOT NULL DEFAULT CURRENT_TIMESTAMP </text:span><text:span text:style-name="T10">ON UPDATE CURRENT_TIMESTAMP</text:span></text:p>
      <text:p text:style-name="P37">);</text:p>
      <text:p text:style-name="P37"/>
      <text:p text:style-name="P18"><text:span text:style-name="T6">CREATE TABLE </text:span><text:span text:style-name="T12">opera</text:span><text:span text:style-name="T14">tions</text:span><text:span text:style-name="T6">(</text:span></text:p>
      <text:p text:style-name="P18"><text:span text:style-name="T6"><text:tab/></text:span><text:span text:style-name="T12">operation</text:span><text:span text:style-name="T6">_id <text:s/></text:span><text:span text:style-name="T12">INTEGER UNSIGNED PRIMARY KEY AUTO_INCREMENT</text:span><text:span text:style-name="T6">,</text:span></text:p>
      <text:p text:style-name="P18"><text:span text:style-name="T6"><text:tab/></text:span><text:span text:style-name="T12">book_id</text:span><text:span text:style-name="T6"> </text:span><text:span text:style-name="T13">INTEGER UNSIGNED </text:span><text:span text:style-name="T15">NOT NULL</text:span><text:span text:style-name="T6">,</text:span></text:p>
      <text:p text:style-name="P18"><text:span text:style-name="T6"><text:tab/></text:span><text:span text:style-name="T12">client_id</text:span><text:span text:style-name="T6"> </text:span><text:span text:style-name="T13">INTEGER UNSIGNED </text:span><text:span text:style-name="T15">NOT NULL</text:span><text:span text:style-name="T6">,</text:span></text:p>
      <text:p text:style-name="P44"><text:span text:style-name="T20"><text:tab/></text:span><text:span text:style-name="T22">`</text:span><text:span text:style-name="T21">type</text:span><text:span text:style-name="T22">`</text:span><text:span text:style-name="T21"> ENUM(</text:span><text:span text:style-name="Source_20_Text"><text:span text:style-name="T18">'</text:span></text:span><text:span text:style-name="T21">prestado</text:span><text:span text:style-name="Source_20_Text"><text:span text:style-name="T18">','</text:span></text:span><text:span text:style-name="T21">devuelto</text:span><text:span text:style-name="Source_20_Text"><text:span text:style-name="T18">'</text:span></text:span><text:span text:style-name="T21">,</text:span><text:span text:style-name="Source_20_Text"><text:span text:style-name="T18">'</text:span></text:span><text:span text:style-name="T21">vendido</text:span><text:span text:style-name="Source_20_Text"><text:span text:style-name="T18">'</text:span></text:span><text:span text:style-name="T21">) NOT NULL,</text:span></text:p>
      <text:p text:style-name="P18"><text:span text:style-name="T8"><text:tab/></text:span><text:span text:style-name="T6">created_at </text:span><text:span text:style-name="T13">TIMESTAMP NOT NULL DEFAULT CURRENT_TIMESTAMP</text:span><text:span text:style-name="T9">,</text:span></text:p>
      <text:p text:style-name="P18"><text:span text:style-name="T9"><text:tab/></text:span><text:span text:style-name="T10">updated_at </text:span><text:span text:style-name="T13">TIMESTAMP NOT NULL DEFAULT CURRENT_TIMESTAMP ON UPDATE CURRENT_TIMESTAMP</text:span><text:span text:style-name="T10">,</text:span></text:p>
      <text:p text:style-name="P18"><text:span text:style-name="T10"><text:tab/></text:span><text:span text:style-name="T12">finished TINYINT(1) NOT NULL</text:span></text:p>
      <text:p text:style-name="P38">);</text:p>
      <text:p text:style-name="P31"/>
      <text:p text:style-name="P33">int(#): numero de enteros y cantidad de 0 antes del número es decir: si #=3 y input=19 se vería en la tabla 019.i #=3 y input=1985 se vería en la tabla 1985.</text:p>
      <text:p text:style-name="P34">unsigned: Nos ahorramos el bit para el signo.</text:p>
      <text:p text:style-name="P34">AUTO_INCREMENT: incrementa uno a uno mientras yo vaya metiendole outputs, si elimino uno mysql no va a saber que ese número se borró.</text:p>
      <text:p text:style-name="P34">Varchar(#): Acepta # caracteres de texto.</text:p>
      <text:p text:style-name="P34">COMMENT ...: Se deja un comentario</text:p>
      <text:p text:style-name="P34">double(#,&amp;):Se especifica cuantos # quedan de enteros, y cuantos &amp; de decimales #+&amp;=8</text:p>
      <text:p text:style-name="P34">tinyint(#): Se ponen # de 0 a la izq del input.</text:p>
      <text:p text:style-name="P34">text: Cualquier tipo de texto <text:s/></text:p>
      <text:p text:style-name="P35">unique: solo puede haber un valor con ese nombre no se puede repetir</text:p>
      <text:p text:style-name="P15"><text:span text:style-name="T1">timestamp: muestra el tiempo </text:span><text:span text:style-name="T4">desde 1970</text:span><text:span text:style-name="T1"> yyyy-mm-dd hh:mm:ss</text:span></text:p>
      <text:p text:style-name="P15"><text:span text:style-name="T1">datatime:</text:span><text:span text:style-name="T4">muestra el tiempo en cualquier año</text:span></text:p>
      <text:p text:style-name="P17"><text:span text:style-name="T9">CURRENT_TIMESTAMP: </text:span><text:span text:style-name="T10">Coloca por defecto la hora del pc</text:span></text:p>
      <text:p text:style-name="P19"><text:span text:style-name="T9">CURRENT_TIMESTAMP </text:span><text:span text:style-name="T10">ON UPDATE CURRENT_TIMESTAMP: </text:span><text:span text:style-name="T11">Coloca el tiempo en el que se sube o se modifica el dato.</text:span></text:p>
      <text:p text:style-name="P20"><text:span text:style-name="T11">E</text:span><text:span text:style-name="T6">NUM(*,*); Se establecen cuales respuestas pueden obtener estas columnas.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67">INSERTAR</text:p>
      <text:p text:style-name="P41"/>
      <text:p text:style-name="P20"><text:span text:style-name="T6">INSERT INTO authors(autor_id, name, nationality) VALUES(</text:span><text:span text:style-name="T16">NULL,</text:span><text:span text:style-name="T6">'Juan Rulfo','MEX');</text:span></text:p>
      <text:p text:style-name="P40">INSERT INTO authors(name,nationality) <text:span text:style-name="T24">VALUES(</text:span>'<text:span text:style-name="T24">Gabriel García Márquez</text:span>','<text:span text:style-name="T24">COL</text:span>'<text:span text:style-name="T24">);</text:span></text:p>
      <text:p text:style-name="P42">INSERT INTO authors VALUES(<text:span text:style-name="T23">'','</text:span>Juan Gabriel Vásquez<text:span text:style-name="T23">','</text:span>COL<text:span text:style-name="T23">'</text:span>);</text:p>
      <text:p text:style-name="P42"/>
      <text:p text:style-name="P42">INSERT INTO authors(name, nationality) VALUES('Julio Cortazar','ARG'), ('Isabel Allende','CHI'), ('Octavio Paz', 'MEX'), ('Juan Carlos Onetti', 'URU')</text:p>
      <text:p text:style-name="P42"/>
      <text:p text:style-name="P21">La mejor forma de usar es la 2 y 4ya que el valor que tiene AUTO_INCREMENT debe ir en NULL y no ‘’. Así que de esta forma evitamos confusiones.</text:p>
      <text:p text:style-name="P21"/>
      <text:p text:style-name="P66">SELECT</text:p>
      <text:p text:style-name="P21"/>
      <text:p text:style-name="P21">SELECT * from authors; Muestra toda la tabla de authors </text:p>
      <text:p text:style-name="P21"/>
      <text:p text:style-name="P65">CAMBIO VALORES EN UNIQUE KEY</text:p>
      <text:p text:style-name="P22">ON DUPLICATE KEY UPDATE columna=VALUES(columna); Por ejemplo si usas un mismo correo dos veces saldrá un error pero con este comando puedes cambiar en este correo alguna columna que quieras que esté con el correo.</text:p>
      <text:p text:style-name="P22"/>
      <text:p text:style-name="P22"/>
      <text:p text:style-name="P64">QUERYS ANIDADOS</text:p>
      <text:p text:style-name="P23"/>
      <text:p text:style-name="P23">INSERT INTO books(title,author_id,year) Values('Vuelta al laberinto de la soledad',(Select autor_id from authors where name = 'Octavio Paz' LIMIT 1),1960); <text:s/></text:p>
      <text:p text:style-name="P23"/>
      <text:p text:style-name="P63">USO DE QUERYS EN TERMINAL </text:p>
      <text:p text:style-name="P24"/>
      <text:p text:style-name="P24">sudo mysql &lt; archivo.sql : mete comandos al sql para crear bases de datos y tablas</text:p>
      <text:p text:style-name="P25">sudo mysql -D baseDatos &lt; archivo.sql : ejecuta un query en baseDatos</text:p>
      <text:p text:style-name="P25"/>
      <text:p text:style-name="P25"/>
      <text:p text:style-name="P62">SELECT</text:p>
      <text:p text:style-name="P26"/>
      <text:p text:style-name="P58">SELECT name, email FROM clients; Selecciona las columnas name y email de la tabla clients</text:p>
      <text:p text:style-name="P27">SELECT name, email FROM clients <text:span text:style-name="T25">LIMIT 10</text:span>; <text:span text:style-name="T25">Selecciona las primeras 10 columnas de name, email</text:span></text:p>
      <text:p text:style-name="P28">SELECT name, email, gender FROM clients WHERE gender = ‘M’; Selecciona todos los gender = M</text:p>
      <text:p text:style-name="P29">SELECT year(birthdate) FROM clients; Muestra solamente los años sin mes y dia de los clientes</text:p>
      <text:p text:style-name="P29">SELECT NOW(); Muestra la fecha que esta en el PC</text:p>
      <text:p text:style-name="P29">SELECT YEAR(NOW()) - YEAR(birthdate) FROM clients; <text:span text:style-name="T26">Muestra una columna de un calculo</text:span></text:p>
      <text:p text:style-name="P30">SELECT * FROM clients WHERE name like ‘%SAAV%’; Muestra todas las columnas de las personas que en el nombre tengan SAAV</text:p>
      <text:p text:style-name="P30">SELECT name, clients , YEAR(NOW()) - YEAR(birthdate) AS edad FROM clients WHERE gender = ’F’ AND name like ‘%LOP%’; se llama la columna como se le indica con AS y se usa doble condicional</text:p>
      <text:p text:style-name="P30"><text:s/><text:span text:style-name="T27">SELECT COUNT(*) FROM books; Muestra el número de filas que hay.</text:span></text:p>
      <text:p text:style-name="P61"><text:soft-page-break/><text:span text:style-name="T28">JOIN</text:span></text:p>
      <text:p text:style-name="P60">SELECT b.book_id, a.name, b.title FROM books as b join authors</text:p>
      <text:p text:style-name="P60">as a on a.author_id = b.author_id where a.author_id between 1 and 5; <text:s/><text:span text:style-name="T28">a se refiere la tabla authors y b se refiere a la tabla books, después crea una tabla con 3 columnas, con el on relacionamos los autores de las dos columnas</text:span></text:p>
      <text:p text:style-name="P60"><text:span text:style-name="T28"><text:s text:c="2"/></text:span></text:p>
      <text:p text:style-name="P68"><text:span text:style-name="T29">SELECT t.transaction_id,b.title,c.name,a.name as author,t.Type FROM transactions as t join books as b on t.book_id=b.book_id join clients as c on t.client_id=c.client_id join authors as a on b.author_id=a.author_id WHERE c.gender = 'F' AND t.Type IN ('sell','lend'); </text:span></text:p>
      <text:p text:style-name="P68"/>
      <text:p text:style-name="P68"><text:span text:style-name="T29"><text:s/>SELECT a.author_id,a.name, b.title FROM authors as a JOIN books as b ON b.author_id=a.author_id WHERE a.author_id between 1 and 5 order by a.author_id desc; </text:span><text:span text:style-name="T30">se ordena</text:span></text:p>
      <text:p text:style-name="P68"/>
      <text:p text:style-name="P46"><text:span text:style-name="Source_20_Text"><text:span text:style-name="T31">SELECT a.author_id, a.name, a.nationality, COUNT(b.book_id) 'TOTAL BOOKS'</text:span></text:span></text:p>
      <text:p text:style-name="Preformatted_20_Text"><text:span text:style-name="Source_20_Text"><text:span text:style-name="T31">FROM <text:s/>authors AS a LEFT JOIN books AS b ON b.author_id = a.author_id </text:span></text:span></text:p>
      <text:p text:style-name="Preformatted_20_Text"><text:span text:style-name="Source_20_Text"><text:span text:style-name="T31">WHERE a.author_id BETWEEN 1 AND 5 </text:span></text:span></text:p>
      <text:p text:style-name="Preformatted_20_Text"><text:span text:style-name="Source_20_Text"><text:span text:style-name="T31">GROUP BY a.author_id</text:span></text:span></text:p>
      <text:p text:style-name="P47"><text:span text:style-name="Source_20_Text"><text:span text:style-name="T31">ORDER BY a.author_id; </text:span></text:span><text:span text:style-name="Source_20_Text"><text:span text:style-name="T32">Con count() cuento cuantas veces se repite el book_id en mi tabla y los agrupo por el numero de autores, además el left join muestra los autores que no tienen libros en books pero si están en authors.</text:span></text:span></text:p>
      <text:p text:style-name="P57"><text:span text:style-name="Source_20_Text"><text:span text:style-name="T33">DELETE </text:span></text:span><text:span text:style-name="Source_20_Text"><text:span text:style-name="T34">y UPDATE</text:span></text:span></text:p>
      <text:p text:style-name="P57"><text:span text:style-name="Source_20_Text"><text:span text:style-name="T35">Tener cuidado de siempre poner where para no eliminar toda la tabla y para asegurarse poner un LIMIT con el número de columnas que sabes que quieres borrar.</text:span></text:span></text:p>
      <text:p text:style-name="P57"><text:span text:style-name="Source_20_Text"><text:span text:style-name="T35">DELETE FROM authors WHERE author_id = 161 LIMIT 1;</text:span></text:span></text:p>
      <text:p text:style-name="P48">UPDATE clients SET active=0,email='javier@gmail.com' WHERE client_id = 7;</text:p>
      <text:p text:style-name="P52">PDATE authors set nationality = 'GBR' WHERE nationality = 'ENG';</text:p>
      <text:p text:style-name="P49">SUPER QUERY</text:p>
      <text:p text:style-name="P52">SELECT sum(price) FROM books WHERE sellable=1;</text:p>
      <text:p text:style-name="P52">SELECT COUNT(book_id),sum(if(year&lt;1950,1,0)) as 'menor1950' FROM book</text:p>
      <text:p text:style-name="P52">SELECT COUNT(book_id),sum(if(year&lt;1950,1,0)) as 'menor1950', sum(if(year&gt;=1950 AND year&lt;1990,1,0)) as 'menor1990', sum(if(year&gt;=1990 and year&lt;=2020,1,0)) as 'menor2020' FROM books WHERE sellable=1;</text:p>
      <text:p text:style-name="P53">SELECT a.nationality,COUNT(b.book_id),sum(if(b.year&lt;1950,1,0)) as 'menor1950', sum(if(b.year&gt;=1950 AND b.year&lt;1990,1,0)) as 'menor1990', sum(if(b.year&gt;=1990 and b.year&lt;=2020,1,0)) as 'menor2020' FROM books as b JOIN authors as a ON a.author_id=b.author_id group by a.nationality;</text:p>
      <text:p text:style-name="P50">ALTER</text:p>
      <text:p text:style-name="P54">alter table authors add column birthyear integer default 1930 after name;</text:p>
      <text:p text:style-name="P54"><text:soft-page-break/>alter table authors modify column birthyear year default 1920;</text:p>
      <text:p text:style-name="P55">alter table authors drop birthyear;</text:p>
      <text:p text:style-name="P51">Mysqldump</text:p>
      <text:p text:style-name="P56">sudo mysqldump ‘database’: Guarda el esquema y los datos.</text:p>
      <text:p text:style-name="P56">Sudo msqldump -d ‘database’:Guarda solo el esquema</text:p>
      <text:p text:style-name="P56">sudo mysqldump pruebaplatzi &gt; esquemaydatos.sq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4:17:56.982182267</meta:creation-date>
    <dc:date>2021-03-25T15:58:25.608103823</dc:date>
    <meta:editing-duration>PT29M17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5" meta:paragraph-count="122" meta:word-count="1186" meta:character-count="7983" meta:non-whitespace-character-count="6827"/>
  </office:meta>
</office:document-meta>
</file>